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7.1000003814697pt" fo:font-weight="normal" style:font-size-asian="15pt" style:font-weight-asian="normal" style:font-size-complex="17.1000003814697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7.1000003814697pt" fo:font-weight="normal" style:font-size-asian="15pt" style:font-weight-asian="normal" style:font-size-complex="17.1000003814697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工具库</text:p>
      <text:p text:style-name="P2">一. 时间：</text:p>
      <text:p text:style-name="P2">1.time: 时钟时间</text:p>
      <text:p text:style-name="P2"><text:tab/>1.壁挂钟时间：time(), ctime()</text:p>
      <text:p text:style-name="P2"><text:tab/>2.处理器时钟时间： clock,</text:p>
      <text:p text:style-name="P2"><text:tab/>3.时间组成：gmtime(), localtime(), mktime ,返回struct 实例</text:p>
      <text:p text:style-name="P2"><text:tab/>4.解析和格式化时间：</text:p>
      <text:p text:style-name="P2"><text:tab/><text:tab/>strptime() <text:s text:c="2"/>返回struct实例</text:p>
      <text:p text:style-name="P2"><text:tab/><text:tab/>strftime（） 返回字符串</text:p>
      <text:p text:style-name="P2"/>
      <text:p text:style-name="P2">2.datetime: 时间和日期管理 </text:p>
      <text:p text:style-name="P2"><text:tab/>1.time 类： 时间</text:p>
      <text:p text:style-name="P2"><text:tab/>2.date类 ：日期 <text:s/>datetime.date.today</text:p>
      <text:p text:style-name="P2"><text:tab/>3.datetime 类： 两者结合，拥有 strptime和strftime方法</text:p>
      <text:p text:style-name="P2"><text:tab/>3.timedelta: 日期差值</text:p>
      <text:p text:style-name="P2">3.calendar : 处理日期</text:p>
      <text:p text:style-name="P2"/>
      <text:p text:style-name="P2">二. 数学：</text:p>
      <text:p text:style-name="P2">1. </text:p>
      <text:p text:style-name="P2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unnybook </meta:initial-creator>
    <meta:creation-date>2014-05-08T18:17:40</meta:creation-date>
    <dc:date>2014-05-10T10:09:54</dc:date>
    <dc:creator>funnybook </dc:creator>
    <meta:editing-duration>PT24M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8" meta:word-count="51" meta:character-count="322" meta:non-whitespace-character-count="283"/>
  </office:meta>
</office:document-meta>
</file>